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mm" fo:margin-bottom="0mm"/>
      <style:text-properties fo:font-size="2pt" style:font-size-asian="2pt" style:font-size-complex="2pt"/>
    </style:style>
    <style:style style:name="P3" style:family="paragraph" style:parent-style-name="Text_20_body">
      <style:text-properties style:text-underline-style="solid" style:text-underline-width="auto" style:text-underline-color="font-color"/>
    </style:style>
    <style:style style:name="P4" style:family="paragraph" style:parent-style-name="Text_20_body">
      <style:text-properties style:text-underline-style="none"/>
    </style:style>
    <style:style style:name="P5" style:family="paragraph" style:parent-style-name="Text_20_body">
      <style:text-properties style:text-underline-style="none" fo:font-weight="normal" style:font-weight-asian="normal"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style:text-underline-style="none" style:font-style-asian="normal" style:font-style-complex="normal"/>
    </style:style>
    <style:style style:name="P8" style:family="paragraph" style:parent-style-name="Text_20_body">
      <style:text-properties style:font-name="Times New Roman"/>
    </style:style>
    <style:style style:name="P9"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10" style:family="paragraph" style:parent-style-name="Text_20_body">
      <style:text-properties style:use-window-font-color="true" style:font-name="Times New Roman" fo:background-color="transparent"/>
    </style:style>
    <style:style style:name="P11" style:family="paragraph" style:parent-style-name="Text_20_body">
      <style:text-properties fo:font-size="12pt" style:font-size-asian="12pt" style:font-size-complex="12pt"/>
    </style:style>
    <style:style style:name="P12" style:family="paragraph" style:parent-style-name="Text_20_body">
      <style:paragraph-properties fo:text-align="justify" style:justify-single-word="false"/>
    </style:style>
    <style:style style:name="P13" style:family="paragraph" style:parent-style-name="Text_20_body">
      <style:paragraph-properties fo:margin-left="0mm" fo:margin-right="0mm" fo:text-indent="10mm" style:auto-text-indent="false"/>
    </style:style>
    <style:style style:name="P14" style:family="paragraph" style:parent-style-name="Table_20_Contents">
      <style:text-properties fo:font-size="12pt" style:font-size-asian="12pt" style:font-size-complex="12pt"/>
    </style:style>
    <style:style style:name="P15" style:family="paragraph" style:parent-style-name="Table_20_Contents">
      <style:text-properties fo:font-weight="bold" style:font-weight-asian="bold" style:font-weight-complex="bold"/>
    </style:style>
    <style:style style:name="P16"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17" style:family="paragraph" style:parent-style-name="Text_20_body">
      <style:paragraph-properties fo:margin-left="0mm" fo:margin-right="0mm" fo:text-align="center" style:justify-single-word="false" fo:text-indent="0mm" style:auto-text-indent="false"/>
    </style:style>
    <style:style style:name="P18" style:family="paragraph" style:parent-style-name="Text_20_body" style:list-style-name=""/>
    <style:style style:name="P19" style:family="paragraph" style:parent-style-name="Text_20_body" style:list-style-name="">
      <style:paragraph-properties fo:text-align="justify" style:justify-single-word="false"/>
      <style:text-properties style:text-underline-style="solid" style:text-underline-width="auto" style:text-underline-color="font-color"/>
    </style:style>
    <style:style style:name="P20" style:family="paragraph" style:parent-style-name="Text_20_body">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P21" style:family="paragraph" style:parent-style-name="Text_20_body">
      <style:text-properties style:text-underline-style="none"/>
    </style:style>
    <style:style style:name="P22" style:family="paragraph" style:parent-style-name="Heading_20_1">
      <style:paragraph-properties fo:text-align="center" style:justify-single-word="false"/>
    </style:style>
    <style:style style:name="P23" style:family="paragraph" style:parent-style-name="Heading_20_1" style:list-style-name="">
      <style:paragraph-properties fo:margin-left="0mm" fo:margin-right="0mm" fo:text-align="center" style:justify-single-word="false" fo:text-indent="0mm" style:auto-text-indent="false"/>
    </style:style>
    <style:style style:name="P24" style:family="paragraph" style:parent-style-name="Heading_20_1">
      <style:paragraph-properties fo:break-before="page"/>
    </style:style>
    <style:style style:name="P25" style:family="paragraph" style:parent-style-name="Heading_20_1" style:list-style-name="">
      <style:paragraph-properties fo:text-align="justify" style:justify-single-word="false" fo:break-before="page"/>
    </style:style>
    <style:style style:name="P26" style:family="paragraph" style:parent-style-name="Heading_20_3">
      <style:text-properties style:text-underline-style="none"/>
    </style:style>
    <style:style style:name="P27" style:family="paragraph" style:parent-style-name="Heading_20_2">
      <style:paragraph-properties fo:break-before="page"/>
    </style:style>
    <style:style style:name="P28" style:family="paragraph" style:parent-style-name="Heading_20_4">
      <style:paragraph-properties fo:text-align="center" style:justify-single-word="false"/>
    </style:style>
    <style:style style:name="P29" style:family="paragraph" style:parent-style-name="Heading_20_4">
      <style:paragraph-properties fo:text-align="center" style:justify-single-word="false"/>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variant="normal" fo:text-transform="none" fo:font-size="11pt" fo:letter-spacing="normal" fo:font-style="normal" fo:font-weight="normal" style:font-size-asian="11pt" style:font-size-complex="11pt"/>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font-name="Times New Roman" fo:letter-spacing="normal" fo:font-style="normal" style:text-underline-style="none" fo:font-weight="normal" fo:background-color="transparent"/>
    </style:style>
    <style:style style:name="T11"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2" style:family="text">
      <style:text-properties fo:font-size="11pt" style:font-size-asian="11pt" style:font-size-complex="11pt"/>
    </style:style>
    <style:style style:name="T13" style:family="text">
      <style:text-properties style:use-window-font-color="true" style:font-name="Times New Roman"/>
    </style:style>
    <style:style style:name="T14"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text:bookmark text:name="__RefHeading__2955_1119159922"/>Masarykova univerzita<text:bookmark-end text:name="__RefHeading__2955_1119159922"/></text:h>
      <text:h text:style-name="P23" text:outline-level="1">Fakulta informatiky</text:h>
      <text:p text:style-name="P17"/>
      <text:p text:style-name="P17"/>
      <text:p text:style-name="P17"/>
      <text:p text:style-name="P17"/>
      <text:p text:style-name="P17"/>
      <text:p text:style-name="P17"/>
      <text:h text:style-name="P28" text:outline-level="4">Bakalářská práce</text:h>
      <text:p text:style-name="P17"/>
      <text:h text:style-name="P22" text:outline-level="1">Nástroje pro migraci webového archivu</text:h>
      <text:p text:style-name="P1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29" text:outline-level="4">Martin Prokop<text:tab/><text:tab/><text:tab/><text:tab/><text:tab/><text:tab/><text:tab/><text:tab/><text:tab/>2012</text:h>
      <text:h text:style-name="P24"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text:tab/>_______________________</text:p>
      <text:h text:style-name="P25" text:outline-level="1">Poděkování</text:h>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18" text:outline-level="1">Na tomto místě bych chtěl poděkovat Mgr. Václavovi Roseckému a Ing. Petrovi Žabičkovi za pomoc při řešení této bakalářské práce.</text:h>
      <text:h text:style-name="P24" text:outline-level="1">Shrnutí</text:h>
      <text:p text:style-name="P3">(Doplním později)</text:p>
      <text:h text:style-name="Heading_20_1" text:outline-level="1">Klíčová slova</text:h>
      <text:p text:style-name="Text_20_body">WebArchiv, warc, arc, migrace, archivace webu.</text:p>
      <text:h text:style-name="P24" text:outline-level="1"><text:bookmark text:name="__RefHeading__1469_1422318452"/>Obsah<text:bookmark-end text:name="__RefHeading__1469_1422318452"/></text:h>
      <text:p text:style-name="P3">(Doplním později)</text:p>
      <text:h text:style-name="P24" text:outline-level="1">Úvod</text:h>
      <text:p text:style-name="P3">(Doplním později)</text:p>
      <text:p text:style-name="P3">Budu psát o nutnosti převodu archivu do warc</text:p>
      <text:h text:style-name="P24"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7"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6">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text:note text:id="ftn3" text:note-class="footnote"><text:note-citation>3</text:note-citation><text:note-body><text:p text:style-name="Footnote">http://www.webarchiv.cz/</text:p></text:note-body></text:note>:</text:p>
      <text:list xml:id="list1511669622" text:style-name="List_20_1">
        <text:list-item>
          <text:p text:style-name="List_20_1">Digitální dokumenty volně dostupné prostřednictvím sítě Internet</text:p>
        </text:list-item>
        <text:list-item>
          <text:p text:style-name="List_20_1">Publikace odborného, uměleckého a zpravodajsko-publicistického <text:tab/>zaměření</text:p>
        </text:list-item>
        <text:list-item>
          <text:p text:style-name="List_20_1">Periodika, monografie, konferenční příspěvky, výzkumné a jiné zprávy, <text:tab/>akademické práce atd.</text:p>
        </text:list-item>
      </text:list>
      <text:h text:style-name="P27"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é činnosti a dalších záměrech. Tyto dokumenty jsou vystavovány samozřejmě na internetu , přímo na stránkách projektu WebArchiv<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h text:style-name="Heading_20_3" text:outline-level="3">Rok 2000<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h>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h text:style-name="Heading_20_3" text:outline-level="3">Rok 2001<text:note text:id="ftn6" text:note-class="footnote"><text:note-citation>6</text:note-citation><text:note-body><text:p text:style-name="Footnote">Oficiální zpráva projektu WebArchiv dostupná na: 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7" text:note-class="footnote"><text:note-citation>7</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8" text:note-class="footnote"><text:note-citation>8</text:note-citation><text:note-body><text:p text:style-name="Footnote">Jedná se o verzi z roku 1999. Více podrobné informace na: http://dublincore.org/documents/1999/07/02/dces/</text:p></text:note-body></text:note>, <text:soft-page-break/>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4">Dále probíhal vývoj nových nástrojů. Jedná se konkrétně o:</text:p>
      <text:list xml:id="list1146670655"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h text:style-name="Heading_20_3" text:outline-level="3">Rok 2002<text:note text:id="ftn9" text:note-class="footnote"><text:note-citation>9</text:note-citation><text:note-body><text:p text:style-name="Footnote">Oficiální zpráva projektu WebArchiv dostupná na: 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0" text:note-class="footnote"><text:note-citation>10</text:note-citation><text:note-body><text:p text:style-name="Footnote">Podrobné informace o formátu MARC 21: http://www.loc.gov/marc/unimarctomarc21.html</text:p></text:note-body></text:note>.</text:p>
      <text:p text:style-name="P13">Samozřejmě pokračuje samotné shromažďování a archivace webových zdrojů. Oproti loňskému roků narůstá téměř trojnásobně množství „sklizených“ dat na 315 756 MB v počtu 10 272 093 souborů.<text:note text:id="ftn11" text:note-class="footnote"><text:note-citation>11</text:note-citation><text:note-body><text:p text:style-name="Footnote">http://www.webarchiv.cz/celoplosne-sklizne/</text:p></text:note-body></text:note></text:p>
      <text:h text:style-name="Heading_20_3" text:outline-level="3">Rok 2003</text:h>
      <text:p text:style-name="P3">Zpráva se mi bohužel nepovedlo dohledat.</text:p>
      <text:h text:style-name="Heading_20_3" text:outline-level="3">Rok 2004<text:note text:id="ftn12" text:note-class="footnote"><text:note-citation>12</text:note-citation><text:note-body><text:p text:style-name="Footnote">Oficiální zpráva projektu WebArchiv dostupná na: http://webarchiv.cz/files/dokumenty/zpravy/Zamer2004Zpravatextrev.doc</text:p></text:note-body></text:note></text:h>
      <text:p text:style-name="P4">Projekt byl řešen v rámci projektu <text:span text:style-name="T4">Budování vzájemně kompatibilních informačních systémů pro přístup k heterogenním informačním zdrojům a jejich zastřešení prostřednictvím Jednotné informační brány</text:span>.</text:p>
      <text:p text:style-name="P4">Tým se zabýval analýzou možností dalšího vývoje softwaru pro tvorbu metadat, <text:soft-page-break/>jednoznačné identifikace dokumentů, stahování webových zdrojů a jejich ukládání. Dále možnostmi trvalého a efektivního přístupu k uloženým datům.</text:p>
      <text:p text:style-name="P4">Bylo potřeba monitorovat vývoj technologií – zejména standardů pro metadata a formáty. Byly budovány tématické brány a Konspekt. WebArchiv užíval již dříve zmínění nástroje jako NEDLIB, Heritrix. </text:p>
      <text:p text:style-name="P5">„Sklizeň“ dat byla oproti předchozím rokům opravdu objemná. Bylo staženo více než trojnásobné množství dat oproti roku 2002. Do databáze přibylo 32 161 396 souborů o celkové velikosti 1 058 305 MB.<text:note text:id="ftn13" text:note-class="footnote"><text:note-citation>13</text:note-citation><text:note-body><text:p text:style-name="Footnote">http://www.webarchiv.cz/celoplosne-sklizne/</text:p></text:note-body></text:note></text:p>
      <text:h text:style-name="Heading_20_3" text:outline-level="3">Rok 2005<text:note text:id="ftn14" text:note-class="footnote"><text:note-citation>14</text:note-citation><text:note-body><text:p text:style-name="Footnote">Oficiální zpráva projektu WebArchiv dostupná na: http://webarchiv.cz/files/dokumenty/zpravy/Zamer2005Zpravatext.doc</text:p></text:note-body></text:note></text:h>
      <text:p text:style-name="P4">Projekt je i nadále řešen v rámci stejného projektu jako v roce 2004 a <text:s/>pokračuje v podstatě ve stejných kolejích. </text:p>
      <text:p text:style-name="P4">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 </text:span>253 785 MB dat bylo obsaženo 9 336 123 souborů.<text:span text:style-name="T2"><text:note text:id="ftn15" text:note-class="footnote"><text:note-citation>15</text:note-citation><text:note-body><text:p text:style-name="Footnote">http://www.webarchiv.cz/celoplosne-sklizne/</text:p></text:note-body></text:note></text:span></text:p>
      <text:h text:style-name="Heading_20_3" text:outline-level="3">Rok 2006<text:note text:id="ftn16" text:note-class="footnote"><text:note-citation>16</text:note-citation><text:note-body><text:p text:style-name="Footnote">Oficiální zpráva projektu WebArchiv dostupná na: http://webarchiv.cz/files/dokumenty/zpravy/zprava-VaV_2006-final.rtf</text:p></text:note-body></text:note></text:h>
      <text:p text:style-name="Text_20_body">Řešitelé projektu řešili současně i projekt CULTURE 2000<text:note text:id="ftn17" text:note-class="footnote"><text:note-citation>17</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986908236"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p text:style-name="Text_20_body"><text:span text:style-name="T2">Dále samozřejmě probíhají sklizně, v tomto roce je staženo 3 465 016 MB dat, </text:span><text:soft-page-break/><text:span text:style-name="T2">které obsahovali celkem </text:span>70 741 016 souborů<text:span text:style-name="T2">. Což je největší množství za všechny uplynulé roky.</text:span><text:span text:style-name="T2"><text:note text:id="ftn18" text:note-class="footnote"><text:note-citation>18</text:note-citation><text:note-body><text:p text:style-name="Footnote">http://www.webarchiv.cz/celoplosne-sklizne/</text:p></text:note-body></text:note></text:span></text:p>
      <text:h text:style-name="Heading_20_3" text:outline-level="3">Rok 2007<text:note text:id="ftn19" text:note-class="footnote"><text:note-citation>19</text:note-citation><text:note-body><text:p text:style-name="Footnote">Oficiální zpráva projektu WebArchiv dostupná na: http://webarchiv.cz/files/dokumenty/zpravy/zprava2007.pdf</text:p></text:note-body></text:note></text:h>
      <text:p text:style-name="Text_20_body">V tomto roce řešitelský tým upravil web projektu.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no na možnost vyhledávání v databázi Internet Archive<text:note text:id="ftn20" text:note-class="footnote"><text:note-citation>20</text:note-citation><text:note-body><text:p text:style-name="Footnote">http://www.archive.org/</text:p></text:note-body></text:note>.</text:p>
      <text:p text:style-name="Text_20_body">Dále je vyvinut nástroj pro vyhledávání podle metodiky Konspektu – jedná se o sbírky podle oborů. <text:span text:style-name="T2">Tým se zabývá možností zlepšování tematických sklizní. </text:span>Podrobněji se Konspektu věnuji v části práce zabývající se sklizněmi.</text:p>
      <text:p text:style-name="P4">Tým také pracuje na lokalizaci užívaných nástrojů. Prozkoumává se i možnost průběžné analýzy sklizně. </text:p>
      <text:p text:style-name="P4">Velký význam má i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21" text:note-class="footnote"><text:note-citation>21</text:note-citation><text:note-body><text:p text:style-name="Footnote">Práce dostupná na: http://is.muni.cz/th/172585/fi_b/</text:p></text:note-body></text:note></text:span><text:span text:style-name="Strong_20_Emphasis"><text:span text:style-name="T6">. Zpracoval jí Ivan Vlček.</text:span></text:span></text:p>
      <text:p text:style-name="P4">Aktuální je i problém změny legislativy týkající se uchovávání elektronických informačních zdrojů. Tento problém úzce souvisí s licencí Creative Commons. Licencí Creative Commons se též zabývám v jiné části své práce.</text:p>
      <text:p text:style-name="P4">V tomto roce také došlo k havárii, která způsobila ztrátu množství dat v archivu. Ze zhruba 4,4 TB dat zůstalo nepoškozeno 3,8 TB dat. Ztracená data navíc zastupovala archívy ze všech proběhlých sklizní. Některé z poškozených souborů se povedlo obnovit ze záloh či doplnit z databáze Internet Archive.<text:note text:id="ftn22" text:note-class="footnote"><text:note-citation>22</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2">Tým i nadále pokračuje ve „sklízení“ webových zdrojů. V tomto roce bylo „sklizeno“ </text:span>3 600 000 MB dat. Což představuje cca 81 300 000 souborů<text:note text:id="ftn23" text:note-class="footnote"><text:note-citation>23</text:note-citation><text:note-body><text:p text:style-name="Footnote">http://www.webarchiv.cz/celoplosne-sklizne/</text:p></text:note-body></text:note></text:p>
      <text:h text:style-name="Heading_20_3" text:outline-level="3">Rok 2008<text:note text:id="ftn24" text:note-class="footnote"><text:note-citation>24</text:note-citation><text:note-body><text:p text:style-name="Footnote">Oficiální zpráva projektu WebArchiv dostupná na: <text:a xlink:type="simple" xlink:href="http://www.webarchiv.cz/files/dokumenty/zpravy/zprava2008.pdf">http://www.webarchiv.cz/files/dokumenty/zpravy/zprava2008.pdf</text:a></text:p></text:note-body></text:note></text:h>
      <text:p text:style-name="Text_20_body">Tým i nadále pokračuje v analýze možností Konspektu a tematických sklizní. Dále pokračuje i lokalizace používaných nástrojů. Jako v předchozím roce se <text:soft-page-break/>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V tomto roce bylo „sklizeno“ 3 900 000 MB dat. Což představuje cca 78 203 483 souborů</text:span><text:span text:style-name="T2"><text:note text:id="ftn25" text:note-class="footnote"><text:note-citation>25</text:note-citation><text:note-body><text:p text:style-name="Footnote">http://www.webarchiv.cz/celoplosne-sklizne/</text:p></text:note-body></text:note></text:span></text:p>
      <text:h text:style-name="Heading_20_3" text:outline-level="3">Rok 2009<text:note text:id="ftn26" text:note-class="footnote"><text:note-citation>26</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Text_20_body">Oproti předešlému roku bylo sklizeno více než dvojnásobné množství dat – cca 9,3 TB. Tento nárůst se dá vysvětlit <text:s/>výše zmíněnou instalací nových výkoných serverů.</text:p>
      <text:h text:style-name="Heading_20_3" text:outline-level="3">Rok 2010<text:note text:id="ftn27" text:note-class="footnote"><text:note-citation>27</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h>
      <text:p text:style-name="Text_20_body">Stejně jako v roce 2009 měl tým WebArchivu za úkol spravovat servery a disková pole v ÚVT MU a Centrálním depozitáři NK v Hostivaři. Instalují také dva nové VMWARE servery. Pokračuje též pravidelné zálohováni archivu. Probíhala stejně jako předešlý rod revize přístupové politiky k serverům. Tým také musel řešit několik závažných výpadků způsobených hardwarovými chybami.</text:p>
      <text:p text:style-name="Text_20_body">Z hlediska výzkumu bylo pokračoval tým WebArchivu ve vývoji Konspektu, <text:soft-page-break/>lokalizaci nových verzí softwaru, analýze možností sklizní bohemikálních zdrojů mimo doménu .CZ, zvyšoval robustnost infrastruktury WebArchivu a snažil se vylepšit dohled na sklizněmi.<text:note text:id="ftn28" text:note-class="footnote"><text:note-citation>28</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4">Množství stažených dat se v tomto roce blížil 16, 8 TB.</text:p>
      <text:h text:style-name="Heading_20_3" text:outline-level="3">Rok 2011</text:h>
      <text:p text:style-name="Text_20_body">Kompletní statistiky o množství stažených dat nejsou ještě dostupné – z důvodu stále probíhajících sklizní. Prozatím je staženo přes 7,8 TB dat.<text:note text:id="ftn29" text:note-class="footnote"><text:note-citation>29</text:note-citation><text:note-body><text:p text:style-name="Footnote">Údaj pochází ze začátku října.</text:p></text:note-body></text:note></text:p>
      <text:h text:style-name="P27" text:outline-level="2">Stav projektu</text:h>
      <text:h text:style-name="Heading_20_3" text:outline-level="3">Současný obsah databáze WebArchivu<text:note text:id="ftn30" text:note-class="footnote"><text:note-citation>30</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47TB dat. </text:p>
      <text:p text:style-name="Text_20_body">Údaje v tabulce odpovídají zprávám, které WebArchiv pravidelně publikuje. Čísla však nemusí být úplně přesná – například z důvodu havárie v roce 2007.</text:p>
      <text:p text:style-name="P2"><text:bookmark text:name="top_level"/></text:p>
      <table:table table:name="Table1" table:style-name="Table1">
        <table:table-column table:style-name="Table1.A"/>
        <table:table-column table:style-name="Table1.B"/>
        <table:table-column table:style-name="Table1.C"/>
        <table:table-row>
          <table:table-cell table:style-name="Table1.A1" office:value-type="string">
            <text:p text:style-name="P15">Sklizeň</text:p>
          </table:table-cell>
          <table:table-cell table:style-name="Table1.A1" office:value-type="string">
            <text:p text:style-name="P15">Počet souborů</text:p>
          </table:table-cell>
          <table:table-cell table:style-name="Table1.A1" office:value-type="string">
            <text:p text:style-name="P15">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4">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Heading_20_3" text:outline-level="3">Creative Commons</text:h>
      <text:p text:style-name="Text_20_body">Pro zvyšování obsahu WebArchivu je zásadní licence Creative Commons<text:note text:id="ftn31" text:note-class="footnote"><text:note-citation>31</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32" text:note-class="footnote"><text:note-citation>32</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o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text:soft-page-break/>nakládat. Například zda smí uživatel díla dílo upravovat, nebo zda ho může využívat komerčně.<text:note text:id="ftn33" text:note-class="footnote"><text:note-citation>33</text:note-citation><text:note-body><text:p text:style-name="Footnote">http://www.ikaros.cz/node/4612</text:p></text:note-body></text:note></text:p>
      <text:p text:style-name="Text_20_body">Z toho vyplývá, že monitorování možnosti využití a adaptace se na licenci Creative Commons je jedna z velmi důležitých úkolů týmu WebArchivu<text:note text:id="ftn34" text:note-class="footnote"><text:note-citation>34</text:note-citation><text:note-body><text:p text:style-name="Footnote">Velmi obsáhlá práce na toto téma: http://www.creativecommons.cz/wp-content/uploads/dp_petr_jansa_komplet_xmp.pdf</text:p></text:note-body></text:note>. Nejpalčivější problém je vztah licence Creative Commons. K velké změně došlo v roce 2009, kdy se Česká republika stala 52 zemí s lokalizovanou verzí licence.<text:note text:id="ftn35" text:note-class="footnote"><text:note-citation>35</text:note-citation><text:note-body><text:p text:style-name="Footnote">http://www.webarchiv.cz/ccinfo/</text:p></text:note-body></text:note> <text:note text:id="ftn36" text:note-class="footnote"><text:note-citation>36</text:note-citation><text:note-body><text:p text:style-name="Footnote">Webové stránky lokalizovaného projektu: http://www.creativecommons.cz/</text:p></text:note-body></text:note> WebArchiv na svých stránkách přímo poskytuje návod<text:note text:id="ftn37" text:note-class="footnote"><text:note-citation>37</text:note-citation><text:note-body><text:p text:style-name="Footnote">http://www.webarchiv.cz/cc2</text:p></text:note-body></text:note> jak může majitel webového zdroje přidat svou práci pod licenci Creative Commons a samozřejmě podporuje informovanost o licenci Creative Commons.</text:p>
      <text:h text:style-name="Heading_20_3" text:outline-level="3">Partneři projektu WebArchiv<text:note text:id="ftn38" text:note-class="footnote"><text:note-citation>38</text:note-citation><text:note-body><text:p text:style-name="Footnote">http://www.webarchiv.cz/partneri-projektu/</text:p></text:note-body></text:note></text:h>
      <text:list xml:id="list217963869" text:continue-numbering="true" text:style-name="List_20_1">
        <text:list-item>
          <text:p text:style-name="List_20_1"><text:span text:style-name="T1">Moravská zemská knihovna</text:span><text:span text:style-name="T1"><text:note text:id="ftn39" text:note-class="footnote"><text:note-citation>39</text:note-citation><text:note-body><text:p text:style-name="Footnote">Bližší informace dostupné na: http://www.mzk.cz</text:p></text:note-body></text:note></text:span><text:span text:style-name="T1"> </text:span>– provádí základní výzkum, má za úkol <text:tab/>šířit výsledky výzkumu a publikuje informaci o projektu. Jejím <text:tab/>zřizovatelem je Ministerstvo kultury ČR.</text:p>
        </text:list-item>
        <text:list-item>
          <text:p text:style-name="List_20_1"><text:span text:style-name="T1">Ústav výpočetní techniky Masarykovy univerzity</text:span><text:span text:style-name="T1"><text:note text:id="ftn40" text:note-class="footnote"><text:note-citation>40</text:note-citation><text:note-body><text:p text:style-name="Footnote">Bližší informace dostupné na http://www.muni.cz/ics</text:p></text:note-body></text:note></text:span><text:span text:style-name="T6"> – Zabývá se <text:tab/>výzkumem v oboru digitálních knihoven, zpracování a uchování <text:tab/>multimédií. Jedná se o ústav Masarykovy univerzity.</text:span></text:p>
        </text:list-item>
        <text:list-item>
          <text:p text:style-name="List_20_1"><text:span text:style-name="T1">CZ.NIC</text:span><text:span text:style-name="T1"><text:note text:id="ftn41" text:note-class="footnote"><text:note-citation>41</text:note-citation><text:note-body><text:p text:style-name="Footnote">Bližší informace dostupnost na http://www.nic.cz/</text:p></text:note-body></text:note></text:span><text:span text:style-name="T6"> – Poskytuje WebArchivu seznam domén pro celoplošné <text:tab/>sklizně v rámci domény .CZ.</text:span></text:p>
        </text:list-item>
      </text:list>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42" text:note-class="footnote"><text:note-citation>42</text:note-citation><text:note-body><text:p text:style-name="Footnote">http://www.webarchiv.cz/vydavatele/</text:p></text:note-body></text:note></text:p>
      <text:p text:style-name="Text_20_body"><text:soft-page-break/>V současné době má WebArchiv uzavřené smlouvy se zhruba 2932 autory webových stránek v prostředí domény .CZ. Bližší informace o smlouvách jsou samozřejmě k dohledání na stránkách projektu<text:note text:id="ftn43" text:note-class="footnote"><text:note-citation>43</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44" text:note-class="footnote"><text:note-citation>44</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45" text:note-class="footnote"><text:note-citation>45</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6" text:note-class="footnote"><text:note-citation>46</text:note-citation><text:note-body><text:p text:style-name="Footnote">Dostupný na: http://www.archive.org/</text:p></text:note-body></text:note>.</text:p>
      <text:h text:style-name="P27" text:outline-level="2">Dostupnost informací o projektu</text:h>
      <text:p text:style-name="Text_20_body">O projektu WebArchiv se lze dočíst na stránkách Národní digitální knihovny<text:note text:id="ftn47" text:note-class="footnote"><text:note-citation>47</text:note-citation><text:note-body><text:p text:style-name="Footnote"><text:a xlink:type="simple" xlink:href="http://www.ndk.cz/webarchiv">http://www.ndk.cz/webarchiv</text:a></text:p></text:note-body></text:note>, která projekt řeší a samozřejmě na stránkách WebArchivu<text:note text:id="ftn48" text:note-class="footnote"><text:note-citation>48</text:note-citation><text:note-body><text:p text:style-name="Footnote">http://www.webarchiv.cz</text:p></text:note-body></text:note>. K nalezení jsou jak tiskové zprávy, z kterých jsem čerpal při popisování stavu projektu a jeho cílech a záměrech, tak další dokumenty<text:note text:id="ftn49" text:note-class="footnote"><text:note-citation>49</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7">Projektem WebArchiv se také intenzivně zajímá například Elektronický časopis o informační společnosti – Ikaros<text:note text:id="ftn50" text:note-class="footnote"><text:note-citation>50</text:note-citation><text:note-body><text:p text:style-name="Footnote">Přístupný na: <text:a xlink:type="simple" xlink:href="http://www.ikaros.cz/">http://www.ikaros.cz/</text:a></text:p></text:note-body></text:note>.</text:p>
      <text:p text:style-name="P4">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51" text:note-class="footnote"><text:note-citation>51</text:note-citation><text:note-body><text:p text:style-name="Footnote">http://www.ndk.cz/narodni-dk</text:p></text:note-body></text:note> nelze nalézt prakticky žádné informace.</text:p>
      <text:h text:style-name="P27" text:outline-level="2">Kritéria výběru webových zdrojů<text:span text:style-name="T2"><text:note text:id="ftn52" text:note-class="footnote"><text:note-citation>52</text:note-citation><text:note-body><text:p text:style-name="Footnote"><text:a xlink:type="simple" xlink:href="http://www.webarchiv.cz/kriteria/">http://www.webarchiv.cz/kriteria/</text:a></text:p></text:note-body></text:note></text:span></text:h>
      <text:p text:style-name="P4">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4">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53" text:note-class="footnote"><text:note-citation>53</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54" text:note-class="footnote"><text:note-citation>54</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ivovaných v rámci Konspektu je <text:soft-page-break/>vyhledatelný na webových stránkách WebArchivu<text:note text:id="ftn55" text:note-class="footnote"><text:note-citation>55</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á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6" text:note-class="footnote"><text:note-citation>56</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57" text:note-class="footnote"><text:note-citation>57</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h text:style-name="P27"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note text:id="ftn58" text:note-class="footnote"><text:note-citation>58</text:note-citation><text:note-body><text:p text:style-name="Footnote">Práce dostupná na: http://is.muni.cz/th/173018/fi_b/</text:p></text:note-body></text:note></text:h>
      <text:p text:style-name="Text_20_body">Tato diplomová prác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u.</text:p>
      <text:h text:style-name="Heading_20_3" text:outline-level="3"><text:soft-page-break/><text:span text:style-name="Strong_20_Emphasis">Identifikace a omezení přístupu k "nevhodným" stránkám ve webovém archivu</text:span><text:span text:style-name="Strong_20_Emphasis"><text:note text:id="ftn59" text:note-class="footnote"><text:note-citation>59</text:note-citation><text:note-body><text:p text:style-name="Footnote">Práce dostupná na: http://is.muni.cz/th/172849/fi_b/</text:p></text:note-body></text:note></text:span></text:h>
      <text:p text:style-name="Text_20_body"><text:span text:style-name="Strong_20_Emphasis"><text:span text:style-name="T6">Autorem bakalářské práce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span text:style-name="Strong_20_Emphasis"><text:note text:id="ftn60" text:note-class="footnote"><text:note-citation>60</text:note-citation><text:note-body><text:p text:style-name="Footnote">Práce dostupná na: http://is.muni.cz/th/172585/fi_b/</text:p></text:note-body></text:note></text:span></text:h>
      <text:p text:style-name="Text_20_body"><text:span text:style-name="Strong_20_Emphasis"><text:span text:style-name="T6">Tato bakalářská práce měla za cíl vytvořit nástroj pro Rozpoznání a archivace českého webu mimo </text:span></text:span><text:span text:style-name="Strong_20_Emphasis"><text:span text:style-name="T6">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text:tab/>, se kterými bude muset WebAnalyzer spolupracovat. Konkrétně se jedná o Heritrix a WayBack. </text:span></text:span></text:p>
      <text:p text:style-name="Text_20_body"><text:span text:style-name="Strong_20_Emphasis"><text:span text:style-name="T6">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span text:style-name="Strong_20_Emphasis"><text:note text:id="ftn61" text:note-class="footnote"><text:note-citation>61</text:note-citation><text:note-body><text:p text:style-name="Footnote">Práce dostupná na: http://is.muni.cz/th/98989/fi_b</text:p></text:note-body></text:note></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přímo v běžném provozu WA Admina.</text:p>
      <text:h text:style-name="Heading_20_3" text:outline-level="3"><text:soft-page-break/><text:span text:style-name="Strong_20_Emphasis">Bibliografický popis elektronických online zdrojů v zahraniční a domácí katalogizační praxi</text:span><text:span text:style-name="Strong_20_Emphasis"><text:note text:id="ftn62" text:note-class="footnote"><text:note-citation>62</text:note-citation><text:note-body><text:p text:style-name="Footnote">Práce dostupná na: http://www.webarchiv.cz/files/dokumenty/ostatni/DPjelinkova2006.pdf</text:p></text:note-body></text:note></text:span></text:h>
      <text:p text:style-name="Text_20_body"><text:span text:style-name="Strong_20_Emphasis"><text:span text:style-name="T6">Lenka Jelínková tuto diplomovou práci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pan text:style-name="Strong_20_Emphasis">Zpřístupnění archivu českého webu</text:span><text:span text:style-name="Strong_20_Emphasis"><text:note text:id="ftn63" text:note-class="footnote"><text:note-citation>63</text:note-citation><text:note-body><text:p text:style-name="Footnote">Práce dostupná na: http://is.muni.cz/th/49968/fi_m</text:p></text:note-body></text:note></text:span></text:h>
      <text:p text:style-name="Text_20_body"><text:span text:style-name="Strong_20_Emphasis"><text:span text:style-name="T6">Diplomovou práci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 Práce byla implementována a začleněna mezi ostatní nástroje.</text:p>
      <text:h text:style-name="Heading_20_3" text:outline-level="3"><text:span text:style-name="Strong_20_Emphasis">Strategie archivace elektronických online zdrojů a politika jejich výběru do digitálního archivu (se zaměřením na český systém WebArchiv)</text:span><text:span text:style-name="Strong_20_Emphasis"><text:note text:id="ftn64" text:note-class="footnote"><text:note-citation>64</text:note-citation><text:note-body><text:p text:style-name="Footnote">Práce dostupná na: http://www.webarchiv.cz/files/dokumenty/zpravy/skodova.doc</text:p></text:note-body></text:note></text:span></text:h>
      <text:p text:style-name="Text_20_body">Jedná se o první diplomovou práci na téma WebArchive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text:soft-page-break/>Výsledkem analýzy je návrh politiky přijímání zdrojů pro WebArchiv. Součástí návrhů jsou například tématické sbírky a Konspekt.</text:p>
      <text:h text:style-name="P27" text:outline-level="2">Nástroje související s projektem WebArchiv</text:h>
      <text:h text:style-name="Heading_20_3" text:outline-level="3">APACHE TOMCAT<text:note text:id="ftn65" text:note-class="footnote"><text:note-citation>65</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h text:style-name="Heading_20_3" text:outline-level="3">ARCRetriever</text:h>
      <text:p text:style-name="P4">„Arcretriever je modul pro dodání dokumentu, jenž je součástí systému WERA. Java web aplikace na základe jména archivního souboru a pozice (offsetu) zobrazuje dokumenty vrácené z archivu.“<text:note text:id="ftn66" text:note-class="footnote"><text:note-citation>66</text:note-citation><text:note-body><text:p text:style-name="Footnote">http://is.muni.cz/th/49968/fi_m</text:p></text:note-body></text:note> Tento nástroj byl používán ve WebArchivu v kombinaci s nástrojem WERA a NutchWAX.</text:p>
      <text:h text:style-name="Heading_20_3" text:outline-level="3">DeDuplicator <text:note text:id="ftn67" text:note-class="footnote"><text:note-citation>67</text:note-citation><text:note-body><text:p text:style-name="Footnote">http://deduplicator.sourceforge.net/</text:p></text:note-body></text:note></text:h>
      <text:p text:style-name="P10">Jedná se o modul programu Heritrix, který má na starost zachytávání duplicitních souborů v rámci série sklizní. Modul vyvíj<text:span text:style-name="T12">í</text:span><text:span text:style-name="T8"> National and University Library of Iceland. Nástroj byl poprvé nasazen při sklizni v roce 2010, funguje tak, že kontroluje duplicitu archivovaných souborů, které mají jiný mimetype než html/text.</text:span></text:p>
      <text:p text:style-name="P20">Pro tuto bakalářskou práci je důležitý právě proto, že při převodu arc do warc umožňuje minimalizovat počet duplicitních archivovaných souborů. </text:p>
      <text:h text:style-name="Heading_20_3" text:outline-level="3">Generátor URN<text:note text:id="ftn0" text:note-class="footnote"><text:note-citation>68</text:note-citation><text:note-body><text:p text:style-name="Footnote">Dostupný na: http://www.webarchiv.cz/generator/dc_generator.php</text:p></text:note-body></text:note></text:h>
      <text:p text:style-name="Text_20_body">Nástroj dostupný na stránkách projektu WebArchive. Slouží ke generování Dublin Core Metadata Element Set<text:note text:id="ftn90" text:note-class="footnote"><text:note-citation>69</text:note-citation><text:note-body><text:p text:style-name="Footnote">Více informací o Dublin Core: http://dublincore.org/documents/dces/</text:p></text:note-body></text:note> k zadané URL adrese. Nástroj byl vytvořen pracovníky WebArchivu.</text:p>
      <text:h text:style-name="Heading_20_3" text:outline-level="3">HERITRIX<text:note text:id="ftn68" text:note-class="footnote"><text:note-citation>70</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text:soft-page-break/>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P3">(Přidám nějaké screenshoty – třeba výpis s Crawl Orderu..)</text:p>
      <text:h text:style-name="Heading_20_3" text:outline-level="3">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69" text:note-class="footnote"><text:note-citation>71</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P26" text:outline-level="3">JHOVE<text:note text:id="ftn70" text:note-class="footnote"><text:note-citation>72</text:note-citation><text:note-body><text:p text:style-name="Footnote">http://sourceforge.net/projects/jhove/</text:p></text:note-body></text:note></text:h>
      <text:p text:style-name="P4">Tento program slouží k identifikaci a validaci souborů. Program disponuje množstvím modulů pro rozpoznávání formátů souborů. Je však již zastaralý pro svou práci jsem tedy použával ejho novější verzi: JHove2.</text:p>
      <text:h text:style-name="P26" text:outline-level="3">JHOVE2<text:note text:id="ftn71" text:note-class="footnote"><text:note-citation>73</text:note-citation><text:note-body><text:p text:style-name="Footnote">https://bitbucket.org/jhove2/</text:p></text:note-body></text:note></text:h>
      <text:p text:style-name="P4">Tento program je novější verzí již zmíněného programu JHOVE. Slouží k validaci a indentifikaci souborů. Podrobně se budu tímto programem zabývat části věnované migraci archivů.</text:p>
      <text:h text:style-name="Heading_20_3" text:outline-level="3">Kalkulátor MD5<text:note text:id="ftn91" text:note-class="footnote"><text:note-citation>74</text:note-citation><text:note-body><text:p text:style-name="Footnote">Dostupný na: http://www.webarchiv.cz/md5-generator/</text:p></text:note-body></text:note></text:h>
      <text:p text:style-name="Text_20_body">Nástroj vytvořený pracovníky WebArchivu, je dostupný na webových stránkách projektu. Slouží k vytvoření MD5 součtu webové stránky – URL adresy webové stránky i kontrolní součet dokumentu zastoupeného zadanou URL adresou.</text:p>
      <text:p text:style-name="Text_20_body">MD5 je standardní hashovací algoritmus, které se používá například k šifrování hesel, ale i pro vytváření jednoznačných identifikátorů – kontrolních součtů – souborů. <text:s/><text:soft-page-break/>Jelikož byli objeveny kolize šifrovací funkce<text:note text:id="ftn92" text:note-class="footnote"><text:note-citation>75</text:note-citation><text:note-body><text:p text:style-name="Footnote">V roce 1996 byla objevena první kolize šifrovací funkce, vážnější kolize byli odhaleny v roce 2004. Již v roce 1996 doporučily autority přechod na hashování pomocí SHA-1 hashovacího algoritmu.</text:p></text:note-body></text:note>, tak se od MD5 začalo v posledních letech opouštět. Toto je i jeden z důvodů proč tým WebArchivu chce přejí z ukládání stažených dokumentů z formátu arc do formátu warc.</text:p>
      <text:p text:style-name="Text_20_body">Arc archivy provádí pouze MD5<text:note text:id="ftn94" text:note-class="footnote"><text:note-citation>76</text:note-citation><text:note-body><text:p text:style-name="Footnote">Popis MD5 RFC standardu dostupný na: http://www.ietf.org/rfc/rfc1321.txt</text:p></text:note-body></text:note> kontrolní součty souborů. Na rozdíl arc archivů pracuje nový warc formát i s SHA-1<text:note text:id="ftn93" text:note-class="footnote"><text:note-citation>77</text:note-citation><text:note-body><text:p text:style-name="Footnote">Popis SHA1 RFC standardu dostupný na: http://tools.ietf.org/html/rfc3174</text:p></text:note-body></text:note> hashovací funkcí pro jednoznačné určení stažených dokumentů. O této problematice podrobněji pojednám v části věnované archivačním formátům.</text:p>
      <text:h text:style-name="Heading_20_3" text:outline-level="3">Nedlib harvester<text:note text:id="ftn72" text:note-class="footnote"><text:note-citation>78</text:note-citation><text:note-body><text:p text:style-name="Footnote">Stránka autorů nástroje: http://www.csc.fi/</text:p></text:note-body></text:note></text:h>
      <text:p text:style-name="Text_20_body">Crawler určený pro stahování a ukládání webových zdrojů. WebArchiv jej využíval v začátcích. V současné době ho nahradil nahradil Heritrix. Výstupem sklizní byly soubory archivované tar soubory – tar.gz. Podrobnější informace o sklízení dat pomocí Nedlib harvesteru jsou k dohledáni na webových stránkách Ikaros<text:note text:id="ftn73" text:note-class="footnote"><text:note-citation>79</text:note-citation><text:note-body><text:p text:style-name="Footnote"><text:a xlink:type="simple" xlink:href="http://www.ikaros.cz/node/672">http://www.ikaros.cz/node/672</text:a></text:p></text:note-body></text:note>.</text:p>
      <text:p text:style-name="Text_20_body">Způsobem ukládání stažených webových zdrojů programem Nedlib harvester zabývám v kapitole věnované archivačním formátům.</text:p>
      <text:h text:style-name="Heading_20_3" text:outline-level="3">NetarchiveSuite<text:note text:id="ftn74" text:note-class="footnote"><text:note-citation>80</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Heritrix integrovaný v sobě. Dánský archiv webových zdrojů<text:note text:id="ftn75" text:note-class="footnote"><text:note-citation>81</text:note-citation><text:note-body><text:p text:style-name="Footnote">Dostupné na: http.//netarchive.dk</text:p></text:note-body></text:note> vznikl v roce 2005 a do dnes obsahuje téměř 160TB dat.</text:p>
      <text:h text:style-name="Heading_20_3" text:outline-level="3">NutchWAX<text:note text:id="ftn76" text:note-class="footnote"><text:note-citation>82</text:note-citation><text:note-body><text:p text:style-name="Footnote">http://archive-access.sourceforge.net/projects/nutch/</text:p></text:note-body></text:note></text:h>
      <text:p text:style-name="Text_20_body">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9">NutchWAX je součást projektu Nutch1. Nutch je projekt, který zahrnuje nástroje pro archivaci a vyhledávání webových zdrojů včetně práce s arc soubory atd. Dá se říci, že Nutch nabízí komplexní řešení problematiky archivace webových zdrojů, přesto jej <text:soft-page-break/>WebArchiv nevyužívá.</text:p>
      <text:h text:style-name="Heading_20_3" text:outline-level="3">WA ADMIN</text:h>
      <text:p text:style-name="P11"><text:span text:style-name="T13">V roce 2009 realizoval Adam Brokeš WA Admin v2 v rámci své bakalářské práce s názvem Systém pro správu procesu archivace webových informačních zdrojů</text:span><text:span text:style-name="T13"><text:note text:id="ftn77" text:note-class="footnote"><text:note-citation>83</text:note-citation><text:note-body><text:p text:style-name="Footnote">Práce dostupná na: http://is.muni.cz/th/173018/fi_b/</text:p></text:note-body></text:note></text:span><text:span text:style-name="T13">. WA Admin v2 nahradil nástroj vytvořený Lukášem Matějkou a stejně jako WA Admin sloužil pro </text:span><text:span text:style-name="T9">správu zdrojů, vydavatelů 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78" text:note-class="footnote"><text:note-citation>84</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v kapitole, která se týká starších prací.</text:span></text:p>
      <text:h text:style-name="Heading_20_3" text:outline-level="3">WARC-TOOLS<text:note text:id="ftn79" text:note-class="footnote"><text:note-citation>85</text:note-citation><text:note-body><text:p text:style-name="Footnote">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utoři tohoto nástroje nyní pracují na nástroji, který z něj vychází. Jedná se o nástroj WARC-TOOLS / hanzo, o kterém pojednávám v následující kapitole.</text:p>
      <text:p text:style-name="Text_20_body">Samotnou práci s tímto nástrojem více rozvedu v té části bakalářské práce, kde se věnuji samotnému převodu arc souborů do warc.</text:p>
      <text:h text:style-name="Heading_20_3" text:outline-level="3">WARC-TOOLS / hanzo<text:note text:id="ftn80" text:note-class="footnote"><text:note-citation>86</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p text:style-name="Text_20_body">Vlastnosti a funkcionalitu nástroje rozvedu v pasáži bakalářské práce věnující se samotnému převodu arc souborů do formátu warc.</text:p>
      <text:h text:style-name="Heading_20_3" text:outline-level="3"><text:soft-page-break/>WARC-TOOLS / kpk09<text:note text:id="ftn81" text:note-class="footnote"><text:note-citation>87</text:note-citation><text:note-body><text:p text:style-name="Footnote">https://bitbucket.org/kpk09/warc-tools/wiki/Home</text:p></text:note-body></text:note></text:h>
      <text:p text:style-name="Text_20_body">Třetí mnou testovaný nástroj na určený pro migraci arc souborů do warc souborů. Jedná se o projekt, který je vyvíjen na původním kódu WARC-TOOLS / hanzo. Také zahrnuje nástroje pro validaci a práci s warc soubory. </text:p>
      <text:p text:style-name="Text_20_body">Vlastnosti a funkcionalitu tohoto nástroje podrobně popisuji v pasáži věnované migraci arc souborů.</text:p>
      <text:h text:style-name="Heading_20_3" text:outline-level="3">WAYBACK<text:note text:id="ftn82" text:note-class="footnote"><text:note-citation>88</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h text:style-name="Heading_20_3" text:outline-level="3">WAXToolbar<text:note text:id="ftn83" text:note-class="footnote"><text:note-citation>89</text:note-citation><text:note-body><text:p text:style-name="Footnote">http://archive-access.sourceforge.net/projects/waxtoolbar/</text:p></text:note-body></text:note></text:h>
      <text:p text:style-name="P8">Jedná se o rozšíření pro prohlížeč Mozilla Firefox, které má usnadnit prohlížení webového archivu pomocí nástroje WayBack, bohužel byla vydána pouze jedna verze tohoto rozšíření a to v roce 2006. Se současnou verzí prohlížeče Mozilla Firefox není samozřejmě kompatibilní.</text:p>
      <text:h text:style-name="Heading_20_3" text:outline-level="3">WebAnalyzer </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národní doménu</text:span></text:span><text:span text:style-name="Strong_20_Emphasis"><text:span text:style-name="T6"><text:note text:id="ftn84" text:note-class="footnote"><text:note-citation>90</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podávám v části mé bakalářské práce věnující se starším pracím na téma WebArchiv.</text:span></text:span></text:p>
      <text:h text:style-name="Heading_20_3" text:outline-level="3">Web Curator Tool<text:note text:id="ftn85" text:note-class="footnote"><text:note-citation>91</text:note-citation><text:note-body><text:p text:style-name="Footnote">http://webcurator.sourceforge.net/</text:p></text:note-body></text:note></text:h>
      <text:p text:style-name="P11"><text:span text:style-name="T13">Nástroj vyvinutý v roce 2006</text:span><text:span text:style-name="T11"> National Library of New Zealand a the British Library. Nástroj slouží k řízení a stahování webových zdrojů. Stejně jako například </text:span><text:soft-page-break/><text:span text:style-name="T11">dánský NetarchiveSuite používá Heritrix, na rozdíl od NetarchiveSuite má Heritrix přímo zabudovaný v sobě.</text:span></text:p>
      <text:h text:style-name="Heading_20_3" text:outline-level="3">WERA<text:note text:id="ftn86" text:note-class="footnote"><text:note-citation>92</text:note-citation><text:note-body><text:p text:style-name="Footnote">http://archive-access.sourceforge.net/projects/wera/</text:p></text:note-body></text:note></text:h>
      <text:p text:style-name="P11">Nástroj na vyhledávání webových zdrojů v archivu. Byl je v projektu WebArchiv v kombinaci s nástroji NutchWAX a <text:span text:style-name="T10">ARCRetriever. Od roku 2007 je napojen přímo na webové stránky WebArchivu a umožňuje fulltextové vyhledávání a archivu stažených stránek.</text:span></text:p>
      <text:h text:style-name="P24"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P27" text:outline-level="2">Formát nedlib<text:note text:id="ftn87" text:note-class="footnote"><text:note-citation>93</text:note-citation><text:note-body><text:p text:style-name="Footnote">http://is.muni.cz/th/49968/fi_m</text:p></text:note-body></text:note></text:h>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y souborů uvnitř archivu odpovídali MD5 součtu příslušného souboru. Vyhledávání požadovaného souboru v archivu se realizovalo pomocí indexu s MD5 názvy souboru.</text:p>
      <text:h text:style-name="Heading_20_4" text:outline-level="4">Výhody nedlib</text:h>
      <text:list xml:id="list1611666305"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4" text:outline-level="4">Nevýhody nedlib</text:h>
      <text:list xml:id="list700056037"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text:p>
      <text:h text:style-name="P27"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88" text:note-class="footnote"><text:note-citation>94</text:note-citation><text:note-body><text:p text:style-name="Footnote"><text:a xlink:type="simple" xlink:href="http://www.archive.org/web/researcher/ArcFileFormat.php">http://www.archive.org/web/researcher/ArcFileFormat.php</text:a></text:p></text:note-body></text:note>.</text:p>
      <text:p text:style-name="P3">(Sem vložím printscreen výpisu hlavičky nějakého archivu)</text:p>
      <text:p text:style-name="P3">(Mám i připraven arc archiv)</text:p>
      <text:h text:style-name="Heading_20_4" text:outline-level="4">Výhody arc</text:h>
      <text:p text:style-name="P3">(Musím přesně nastudovat)</text:p>
      <text:h text:style-name="Heading_20_4" text:outline-level="4">Nevýhody arc</text:h>
      <text:p text:style-name="P3">(Musím přesně nastudovat)</text:p>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3">(Sem vložím printscreen nějakého CDX indexu, mám připraven)</text:p>
      <text:p text:style-name="P4">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89" text:note-class="footnote"><text:note-citation>95</text:note-citation><text:note-body><text:p text:style-name="Footnote">http://is.muni.cz/th/173018/fi_m/</text:p></text:note-body></text:note>.</text:p>
      <text:p text:style-name="P3"><text:soft-page-break/>Další zdroje:</text:p>
      <text:p text:style-name="Text_20_body"><text:a xlink:type="simple" xlink:href="https://webarchive.jira.com/wiki/display/Heritrix/ARC+File+Format">https://webarchive.jira.com/wiki/display/Heritrix/ARC+File+Format</text:a></text:p>
      <text:p text:style-name="Text_20_body"><text:a xlink:type="simple" xlink:href="http://www.fileformat.info/format/arc/corion.htm"/></text:p>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text:a xlink:type="simple" xlink:href="http://www.archive.org/web/researcher/ArcFileFormat.php">http://www.archive.org/web/researcher/ArcFileFormat.php</text:a></text:p>
      <text:h text:style-name="P27" text:outline-level="2">Formát warc</text:h>
      <text:h text:style-name="Heading_20_4" text:outline-level="4">Popis standardu warc</text:h>
      <text:p text:style-name="Text_20_body"/>
      <text:p text:style-name="Text_20_body">Spíš jeho popis- standardu</text:p>
      <text:p text:style-name="P3">(Sem vložím printscreen výpisu hlavičky nějakého archivu, mám i warc)</text:p>
      <text:h text:style-name="Heading_20_4" text:outline-level="4">Výhody warc</text:h>
      <text:p text:style-name="Text_20_body">UMÍ SHA1 kromě MD5</text:p>
      <text:h text:style-name="Heading_20_4" text:outline-level="4">Nevýhody warc</text:h>
      <text:p text:style-name="P3">(Musím přesně nastudovat)</text:p>
      <text:h text:style-name="Heading_20_4" text:outline-level="4">Plánované využití do budoucna</text:h>
      <text:p text:style-name="P3">(Musím přesně nastudovat)</text:p>
      <text:p text:style-name="Text_20_body"/>
      <text:p text:style-name="P3">(Mám dát více informací?)</text:p>
      <text:p text:style-name="P3">Další zdroje:</text:p>
      <text:p text:style-name="Text_20_body"><text:a xlink:type="simple" xlink:href="http://www.digitalpreservation.gov/formats/fdd/fdd000236.shtml">http://www.digitalpreservation.gov/formats/fdd/fdd000236.shtml</text:a></text:p>
      <text:p text:style-name="Text_20_body"><text:a xlink:type="simple" xlink:href="http://archive-access.sourceforge.net/warc/">http://archive-access.sourceforge.net/warc/</text:a></text:p>
      <text:p text:style-name="Text_20_body"/>
      <text:p text:style-name="Text_20_body"><text:a xlink:type="simple" xlink:href="https://webarchive.jira.com/wiki/display/Heritrix/WARC+%28Web+ARChive%29">https://webarchive.jira.com/wiki/display/Heritrix/warc+%28Web+ARChive%29</text:a></text:p>
      <text:p text:style-name="Text_20_body"/>
      <text:p text:style-name="Text_20_body"><text:a xlink:type="simple" xlink:href="http://bibnum.bnf.fr/WARC/">http://bibnum.bnf.fr/warc/</text:a></text:p>
      <text:h text:style-name="P24" text:outline-level="1">Migrace archivu z formátu arc do formátu warc</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3">(Tady uvedu nějakej vzorovej převod, už jsem nějakej uložil do složky „/PRILOHY“ v projektu)</text:p>
      <text:p text:style-name="P3">PROZATIM JSEM SI „HRAL“ S APLIKACEMA HERITRIX, WAYBACK, warc-TOOLS JHOVE, CDR-INDEX. VE SLOZCE „/PRILOHY“ JSOU Z TOHO VYSLEDKY. </text:p>
      <text:p text:style-name="P3">Také jsem pracoval s nástroji HANZO / warc-TOOLS /KPP09:</text:p>
      <text:p text:style-name="P3">Každý warc a i arc jsem projel JHOVEM a mám tam výpisy</text:p>
      <text:h text:style-name="P19" text:outline-level="1">Mám ARC 1s</text:h>
      <text:h text:style-name="P19" text:outline-level="1">CDX index arcu 1s</text:h>
      <text:h text:style-name="P19" text:outline-level="1">Každým nástrojem jsem udělal warc a zkoušel warcdumpy.:</text:h>
      <text:h text:style-name="P19" text:outline-level="1"><text:tab/><text:tab/>Warctools 3s – neumi dump arcsouboru</text:h>
      <text:h text:style-name="P19" text:outline-level="1"><text:tab/><text:tab/>Hanzo 4s</text:h>
      <text:h text:style-name="P19" text:outline-level="1"><text:tab/><text:tab/>KPK09 4s</text:h>
      <text:p text:style-name="P3"/>
      <text:p text:style-name="P3"><text:a xlink:type="simple" xlink:href="https://webarchive.jira.com/wiki/display/Heritrix/ARC+to+WARC+%28to+ARC%29">https://webarchive.jira.com/wiki/display/Heritrix/ARC+to+warc+%28to+ARC%29</text:a></text:p>
      <text:p text:style-name="Text_20_body"><text:a xlink:type="simple" xlink:href="http://sourceforge.net/projects/jpype/"><text:span text:style-name="T14">http://sourceforge.net/projects/jpype/</text:span></text:a></text:p>
      <text:h text:style-name="P27" text:outline-level="2">Žabák</text:h>
      <text:p text:style-name="Text_20_body">Předpokládám, že warc má jen výhody. V podstatě se tam dají uložit metadata, která do warcu neuložíš - takové to info že soubor byl v danou dobu na daném URL, ale protože už v archivu je, tak ho znova neukládám (pokud zrovna tohle platí, teda). </text:p>
      <text:p text:style-name="Text_20_body">A co se týče problémů, tak co je potřeba jsou vhodné nástroje. My měli problémy s obnovou arců z toho nabouraného filesystému. Ale to souvisí s kompresí - stačí vadný bit a je po legraci. Warc asi taky neobsahuje samoopravný kód, že?</text:p>
      <text:p text:style-name="Text_20_body">Praktické problémy co se řešily kdysi byly spíš toho rázu, že když z toho archivu něco tahám, tak chci skočit na konkrétní offset a načíst daný soubor - abych kvůli malému gifu nemusel číst celý 100 MB archiv. </text:p>
      <text:p text:style-name="Text_20_body">Jo a jedna věc - když potřebuju například zrekonstruovat nějaký web do archivních balíků (třeba doplňuju díru v archivu), tak by bylo dobré mít na to nějaké nástroje. Ale to už jsme ve sféře digital preservation a řekl bych, že to pomezí webových archivů a trvalého uchování by sneslo delší teoretickou práce :-)</text:p>
      <text:h text:style-name="Heading_20_2" text:outline-level="2">Coufal</text:h>
      <text:p text:style-name="Text_20_body">WARCy zatim nepouzivame, takze je tezke posoudit pripadne nevyhody. Souhlasil bych s</text:p>
      <text:p text:style-name="Text_20_body">Petrem, ze se zdaji mit spis vyhody: 1. na rozdil od ARCu umoznuji ukladat nejen http odezvy, ale tak puvodni pozadavky 2. umoznuji ukladat skalu metadat - neco je nastaveno primo v Heritrixu, ale jinak je to flexibilni a muze se tam v podstate libovolne pridavat ruzna metadata podle pripadnych potreb 3. jde o ISO standard 4. do budoucna asi vetsina instituci prejde na WARC a ty budou podporovany vetsinouaplikaci - ARCy...?</text:p>
      <text:p text:style-name="Text_20_body">Problem je opravdu v tom, ze by bylo vhodne mit historicke data ve stejnem formatu, tzn. premigrovat vsechno na WARC - neni to zadna jaderna fyzika, v Britske knihovne si na toudelali nejaky skript a uz to maji hotove. Ale je to citliva vec, protoze nechceme něco zvorat a prijit o data. Taky bychom idealne radi vyuzili uz existujici WARC tools, když uz platime za vyvoj formou clenskych prispevku IIPC...</text:p>
      <text:p text:style-name="Text_20_body">Jinak bych rekl, ze ARCy samy o sobe nejsou spatne, ale proste WARCy se zdaji byt o tech par bodiku nahore lepsi...</text:p>
      <text:p text:style-name="Text_20_body">Mozna se mnou ale nebudou souhlasit Adam nebo Ruda, kteri je znaji z prakticke stranky – kluci...?</text:p>
      <text:h text:style-name="Heading_20_2" text:outline-level="2"><text:soft-page-break/>Kreibich</text:h>
      <text:p text:style-name="Text_20_body">Z praktické stránky je práce s oběma balíčky identická, stejně jako jejich napojení na zpřístupnění. Co se týče budoucnosti, spěchat s migrací v horizontu dvou/tří let netřeba. Jsou to prostě zazipovaný entity s metadatama, to by se někomu ARC musel hodně znelíbit, aby ho přestal podporovat. </text:p>
      <text:p text:style-name="Text_20_body">Co se týče sklizní, víc metadat víc profit. Trošku větší nárok u WARCů na diskovou kapacitu, ale zatím jsem žádnou statistiku porovnání velikosti sklizní neviděl ani nehledal. Ono jde spíš o to, abychom si řekli co v těch WARCách za metadata chceme, pak můžem porovnat sklizeň v ARCách, ale nárůst imho bude marginální.</text:p>
      <text:p text:style-name="Text_20_body">Samotný warc nedefinuje jak má být archivní entita komprimována. GZIP který v současnosti používáme je stále ve verzi, která nepodporuje snadnou obnovu dat z poškozeného balíčku. Tato funkcionalita se plánuje od veze 2.0 v současnosti jsme ve verzi 1.4. Možná není od věci, používat komprimační metodu, která umožňuje snaží obnovu dat a přitom je kompatibilní s aplikací na zpřístupnění.</text:p>
      <text:h text:style-name="P24" text:outline-level="1">Závěr</text:h>
      <text:h text:style-name="P24" text:outline-level="1">Seznam literatury</text:h>
      <text:p text:style-name="Text_20_body">(Tady mám zatím jen nástřely toho co čtu – abych se na to nezapomněl podívat)</text:p>
      <text:p text:style-name="Standard">ZDROJE </text:p>
      <text:p text:style-name="Standard"/>
      <text:p text:style-name="Standard"/>
      <text:p text:style-name="Standard">Masanès, Julien (Ed.): Web Archiving. Berlin, Heidelberg, Springer-Verlag, 2006.</text:p>
      <text:p text:style-name="Standard"/>
      <text:p text:style-name="Standard"/>
      <text:p text:style-name="Standard"><text:a xlink:type="simple" xlink:href="http://en.wikipedia.org/wiki/Open_Archival_Information_System">http://en.wikipedia.org/wiki/Open_Archival_Information_Syste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text:a xlink:type="simple" xlink:href="http://netpreserve.org/about/mission.php">http://netpreserve.org/about/mission.php</text:a></text:p>
      <text:p text:style-name="Standard"/>
      <text:p text:style-name="Standard"/>
      <text:p text:style-name="Standard"/>
      <text:p text:style-name="Standard"/>
      <text:p text:style-name="Standard"><text:a xlink:type="simple" xlink:href="http://www.ikaros.cz/node/1638">http://www.ikaros.cz/node/1638</text:a></text:p>
      <text:p text:style-name="Standard"/>
      <text:p text:style-name="Standard"/>
      <text:p text:style-name="Standard"/>
      <text:p text:style-name="Standard"/>
      <text:p text:style-name="Standard"/>
      <text:p text:style-name="Standard"/>
      <text:p text:style-name="Standard"><text:a xlink:type="simple" xlink:href="http://raptor.webarchiv.cz:8000/trac/wiki/WikiStart">http://raptor.webarchiv.cz:8000/trac/wiki/WikiStart</text:a></text:p>
      <text:h text:style-name="P24"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1.99mm" fo:line-height="12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paragraph-properties fo:margin-left="14.99mm" fo:margin-right="0mm" fo:margin-top="0mm" fo:margin-bottom="0mm" fo:text-indent="0mm" style:auto-text-indent="false"/>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mm" fo:page-height="297mm" style:num-format="1" style:print-orientation="portrait" fo:margin-top="24.99mm" fo:margin-bottom="30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01T14:57:00</dc:date>
    <dc:creator>Martin Prokop</dc:creator>
    <meta:editing-duration>P2DT16H33M50S</meta:editing-duration>
    <meta:editing-cycles>932</meta:editing-cycles>
    <meta:document-statistic meta:table-count="1" meta:image-count="0" meta:object-count="0" meta:page-count="41" meta:paragraph-count="476" meta:word-count="7686" meta:character-count="54790" meta:non-whitespace-character-count="47649"/>
  </office:meta>
</office:document-meta>
</file>